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9.59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5.168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3.568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5.577cm"/>
    </style:style>
    <style:style style:name="co13" style:family="table-column">
      <style:table-column-properties fo:break-before="auto" style:column-width="6.7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54cm" fo:break-before="auto" style:use-optimal-row-height="fals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OTU</text:p>
          </table:table-cell>
          <table:table-cell table:style-name="ce2" office:value-type="string" calcext:value-type="string">
            <text:p>classification</text:p>
          </table:table-cell>
          <table:table-cell table:style-name="ce1" office:value-type="string" calcext:value-type="string">
            <text:p>AccessionID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ccessionNumber</text:p>
          </table:table-cell>
          <table:table-cell table:style-name="ce1" office:value-type="string" calcext:value-type="string">
            <text:p>isNegativeControlGene</text:p>
          </table:table-cell>
          <table:table-cell table:style-name="ce1" office:value-type="string" calcext:value-type="string">
            <text:p>GeneType</text:p>
          </table:table-cell>
          <table:table-cell table:style-name="ce1" office:value-type="string" calcext:value-type="string">
            <text:p>sampleLatitude</text:p>
          </table:table-cell>
          <table:table-cell table:style-name="ce1" office:value-type="string" calcext:value-type="string">
            <text:p>sampleLongitude</text:p>
          </table:table-cell>
          <table:table-cell table:style-name="ce1" office:value-type="string" calcext:value-type="string">
            <text:p>Aphia_ID</text:p>
          </table:table-cell>
          <table:table-cell table:style-name="ce1" office:value-type="string" calcext:value-type="string">
            <text:p>WRIMS Status at Lat/Lon</text:p>
          </table:table-cell>
          <table:table-cell table:style-name="ce1" office:value-type="string" calcext:value-type="string">
            <text:p>Sample within MRGID</text:p>
          </table:table-cell>
          <table:table-cell table:style-name="ce1"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tu0454e3682c74b34f2bc547baffedb31e28c610ab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tu00aeced01d6e16ef64390dd0670fc44fc2119973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tu01719db4c7a0e0610053378fcad37caa231f65ee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tu031367a4030af8562399f22c357c88d071cfdfe4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tu1765570e67be260ee16a3770091c15a661c94a18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tu2b07dc9d326c3cf4421a36b94e4b552478592d28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tu459b53d51ad3192862d9e07b328d8ba027c7ec09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tu60df0998164a1c30228a9ff512deb5199e75555e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tua32c2d3c2b51ada37df899e64958f2a99508410c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tud17da42f76f1199d358d2c6f56a20a41e941596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tue5fa8db8f1930e8b37c29c78c8eb93f8157c41aa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tua072372983853055060a1f9e225bcfc86044f6f3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tu0192ef1229a8be81552eceb91908d5a361ddccf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tu027850d0999f52c616589832cd69571674555bb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tu03e0013a08b31132c901470f796ef9dae54727f9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tu0460bc879135854413d7e112f0bcdc315e92a90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tu05ea8ac9ef1cc9502cfa41b81ae8b7174bba516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tu06dffa7438354ac16002a8aed202a25052dd99a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Otu11bd1225e9253b6b6afa7ec6ebce10586c074e9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tu16e9d94bd244acf4f18fdfbc8eb60a113230e99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tu17a990023b482d240587e126dcae4e81d6f577b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tu2660f2db7b52c23579991b2e81f3451ddfe1564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tu2ae5709b11600d5957f98e13e3759e40b79ba90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tu2dd188bbf2f5587cb37d96c2951d4da569778ea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Otu3cfa7fc7068efecafa2220776eceb0cd1ee1a0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tu417867bace9fb244e01e258e49442cd202e2ee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Otu43b8c27deac4764c433725da34ea1c28088f5e8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Otu44747697654ce53394f921ce5ed60523f39ff90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Otu4b29aab0701b452c28cb60066b43b596206ea5e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Otu4e78390767d6baa86de7d8cb6d35f19e42c24217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tu5b199a6a3c5be7120fe64fbeb75add41fe83c2f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Otu660d96ef4f3c0d0d50fc200035efb5f76146c1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tu708b6a77667d576615467b19f42a2f0d8f303aa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Otu7e8b662a74347459d5c9690a7d664db7c213d0d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tu8a39054f05072fc2b2124fdacdb81b11c8f2d657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tu927ce8a1934bc1bf5b9df5dc9b8a3ef28fe3c91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tu9413b2b8a3c66d74f4b39111d6dd849f85510a7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tu9912979ad93f463df6d3fc7c1d59ef2388fe3f0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tu9efb06749aeea81a6e30831624877fcd0f8ee88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tua98a459a4cd7d0871e39981836e9a3f4188b9a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tub6157e1f7cc9296c0d53fd9c8646aa6c6d81f23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Otub671b18ca61cff487c2bfe73d94428b4c7e23f8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tub7e7bc2bf4b4801bc8d31cdbf4500c09567321b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tub8cd9c3f9a4735f31cae5f906f83a798b234e1d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Otubbb67eb8998ca55bcc4f8c972064900bf53305d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tuc18695aa9472832a0178f350cdedd8a7a6dd894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tuc532a2671054f37b8a67a10e79f316add4b2ce5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Otuca5cb222eeb727376e9d4ad514e67046e76fd4d9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Otucf750337a946225a6e5b77ac6570e794f947222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tud0aac9a9346e0778b5c5ac85430e7c664892517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tud8325c71584a9d8a266ab8edcee0f141b2a46d2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tuda18d97e004457915b64e9565fe4f180ec29e1ff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Otue0bd7e5cda1daef392dd6aae7ea66ee0feceab1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Otue74b97404d2bfcfd6c0f3f213ff63d05f1677cd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tuef5856802f5c9071f6af5cf63c31dcec75463302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Otu69129ed78769dc0dff4ab3fb9f1b4d051b71baa9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Otu27d9b1fc9b57908bfc838746ea596ff35062f78a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Otuc2a964027a0ff7b2dbcacf531c202a348d77acc2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Otuac5df92db669e6b7c39b94f4976ad13e89bf7621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Introduced']</text:p>
          </table:table-cell>
          <table:table-cell office:value-type="string" calcext:value-type="string">
            <text:p>['http://marineregions.org/mrgid/25625']</text:p>
          </table:table-cell>
          <table:table-cell table:number-columns-repeated="101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Otu2099043554c14ee7f003bcc3a8519f5251a53820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Introduced']</text:p>
          </table:table-cell>
          <table:table-cell office:value-type="string" calcext:value-type="string">
            <text:p>['http://marineregions.org/mrgid/25625']</text:p>
          </table:table-cell>
          <table:table-cell table:number-columns-repeated="101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Otub6ab43dab03406927307e2627a73a1111d1fc3d8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Introduced']</text:p>
          </table:table-cell>
          <table:table-cell office:value-type="string" calcext:value-type="string">
            <text:p>['http://marineregions.org/mrgid/25625']</text:p>
          </table:table-cell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Otuc5832c3c4383073e58e236f95359766995ee3d74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Introduced']</text:p>
          </table:table-cell>
          <table:table-cell office:value-type="string" calcext:value-type="string">
            <text:p>['http://marineregions.org/mrgid/25625']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Otu04ba98745bf6b76a3ea9aacb6eca447d3997c1d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tu3bc57d8aa0608c7804098a65ecdbf8550f508fa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Otu4ca3aec76dcab11daa44567ce3382cc4ca85ce3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tu50da38d95a3abd357533f364b90f7e40808fa74e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Otu7d3bb15bb960fc3b99dec85036aee538c82bb9b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tu7ded36f4af2994fd66190cd3e33620fe05dda4d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tu8ee8ced0c7e70ba415c1fc38151b08c7c5dfe73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tubd77cad9235a3271b1fdc7f7d11a0d37be38d74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tue7809f46e57d7fbab0e1e7211a2f87db340f2db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tu00a990c7c2d7da2430906aafae7f0b501abf0c1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Otu015cbb23469a964a40951be621e5a730f35a401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Otu0278412cfb00fca2a0b57b73a633e058b426cc3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tu0323eb78366882670d064eb58c33352c85b08cc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Otu032ee0a460ed343348101aabdf32f65cb540dd8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tu033788fe9a182b383347aede6689a8129ced4b9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tu0359819df2b0238fe73ab235233a706c5b56101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tu0368ed12cf457ba3a1145c2b66970073044e4e5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tu036fd7f9a3d63681ecbb5d5ebaac4abf7bb079f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Otu040938568156df1461871a14d4871a61912c7c7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tu05185d296a62c36a06291d1edeed1819cbfcfe0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tu05cd74a304cb0a8e87e3099dedec2373787933a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Otu05d05194fc91aa8005fca0910e6e51c6ec1ef74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Otu06d813b1e8e9b25494748e4e2d471e4d61e5956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Otu06f77add231fe5fdfdc1b36b4346278f28c451e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Otu0729c76926346db23dc8c356a815612669549f3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tu072f56d533a2bd656dfa9184314b9762d6d7fc8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Otu074411b691b4d5bd379a7c70d69fa0c20f2183a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Otu07f2668a9de31510e639af4a29787b99691902d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Otu081b16a9c48e57dfa87b6c490c421deab93b2c5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Otu0975ece70422f5299a97eb8a5a9211e9f434288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Otu0a1de9adc8fa79d67ca448bcec76a08bd67dc10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Otu0b0428d65e847cd08a18fd2fed77ea8241842a8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Otu0c0c693049c68c4ab70649e764b407b17a01d96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tu0e9d8f728f8c739c6693198a2198c0e08ba23d8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Otu0eb5084aad19b0ac7ddb210efe10f40ccef1dd8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Otu0ec44149d2e5cafe510387974bf5edcaaa806f4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Otu0f1357065e30be727646f109b3909eef60b4b12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Otu0f8d81ce07981d054f14c21be7ae7b5a4b27ce6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Otu1089a1cb5253dceb615f6ac04ab76b622c99fe6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Otu10ef6c5e8091ded98c835d88e637b317b21cdeb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Otu1242a62ccbabecf757fe25dff7583c259667289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Otu12cc41c19c2f3a2e235804ce4b0dfdc4a6caedd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Otu133e25b3d4ad40272a7fd0a1d71eaa9a4b9155a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Otu159345031a604231bdbf153fd36ba3836169739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Otu15b81fadeab29f298cf1e13accb27ca70f7d7e9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Otu1680c07ed35b91b0d86ed5d870d6b5afd7f1077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Otu1744382cdf11080fa9d0aa0fdfa4bdc2508fcbd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Otu194bf68a1376d8af8b4177899f6a5bb27d54049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Otu19d39b6d4f62a9d0947fed07beedff648b47898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Otu1b3b3bca0741543c42a3a4244e1c12d1c3a41bd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Otu1f6370d682f815c9e0eb8fa2fe6b115d92e8f5b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Otu1fccc519d746bb7c38be6e15b9b3ba1b2dcd77c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Otu2411e0fa92594f9c331dfdb968dde9684c730c6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Otu24187e76f9f9f4f75fa5b69b9130957e490a176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Otu24f9eb725d786e93c9d612a637a44a015a6b6f7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Otu260ac16d6a3f46a180f65a6629118cdd5bd3c8b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tu2f331ebd4b1be2fe3b578e75eb55e1c806aee33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Otu3064535bbc811191a274c9efbba8df7b76b796a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Otu342196f72ff16d2ae47b6baf5d7531656ac6a25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Otu35e79ba2f5f9487f18d32dc5990ebfd6d32c4b7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Otu3a4e9fd8d031ba60da4fa1647417b0785c6b9f6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Otu3a92a2b94801a1c8aba7b5204e110a33abfd465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Otu3f80cc396040ff98412e43bc025278d57e1b6ce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Otu40a87ab6976f0c1ca7c8751146d57611b2f87ad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Otu478fd1c3bb8c71ddb65bd81e66c7df56d144f4f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Otu486bad340eb9122acc833fcafad15bc57483426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Otu490709cb1a74b9e7852266191c63975ca43df13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Otu4fbb49c7febbf1f789869a27c3c8e0950e218e9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Otu51563fa24dda7f32a884d391ea0481efd8ab2a4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Otu5243bc89241080e7f19e0ecae32383a5a07ba0b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Otu5516d1be2afb402cadf866fe985f9a11ca4855e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Otu598e918311e3d9f0ac3b811a71c969ee8f82684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Otu5a1368407c33a19002ae45608d4ba1b9bb99fd1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Otu5b97f8826e43e6034bad602780b0330d3c5beb9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Otu5c59fb36905a41e9f2fe918255314765290fc93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Otu5eac130924aea8c8b68829c1cca5d24a4d2bb77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Otu609044de0f3524ce0ed7a72c88dd9385466ab61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Otu65fda609e0e4d5fe7cb037739c811c9f2d9d729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Otu68311bd62a251d20e5eb56763b0c7455eef5b04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Otu68572f6d77c30186ac392d96b9e187899852305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Otu6a181a153e8beb9aa4ad04039a1e3a42c1d61b2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Otu83b62510d423c1280d13eee998f51ad17351bf6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Otu9eb14bb1c0c375367e5c80871ec7d23e02c55e7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Otua70044e1c0c708e9663a7ed14e52947a5acdbb8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tuac02c8e954192059313ee3ccfcbbca34b6c7622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Otuafe0cf8dcbf996305502b105297ab689a7638f3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Otub30222b957e29d5dc849c8918ca9e8c3b2dde66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Otuc333320b43000bd424a9ed5864f09af89a6cbeb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Otuc859ffb858dfe6916cc074d3ba8a4dc42a8525f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Otucafc65ce02fd3493c19e9f8e9c37d533e38c1f1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Otuce017a6380340ce61b8b6cf099ad55dfa584d55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Otud35401958f57c02619364300b3ff4a354665a19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Otud643415fb3deaebe5029f025ab2b069d04729f5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Otue94d610e33cca2f080be220b0015c935e7624e7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Otuf54d73016d97b537e648d6aa3e7dd2494c7c6ad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Otuf69bed969a315c89d0e1b405f87dac1e6d348d4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Otuf7b16fcf7aadc4c74e7c0620ba1c38cb97eb835e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Otuf9a73cd2ae6869ed88cff27bc359d39f2fd0484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Otu13cfbbef4e7a0061b85c7164456071004da5d841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00']</text:p>
          </table:table-cell>
          <table:table-cell table:number-columns-repeated="10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Otu578eacec586800f2de28c8c939f9810b4a40d125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00']</text:p>
          </table:table-cell>
          <table:table-cell table:number-columns-repeated="10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Otu897707631b4ad110080451863187525050713636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00']</text:p>
          </table:table-cell>
          <table:table-cell table:number-columns-repeated="1011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Otu2ccc9fff87592510b933e3c7a2360c4b7202dbbb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Otu0369666b516d0b1791a90301950649b7e40c8444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Otu1067bd10c48f49f5c6f16b8516167adb710cbcbd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Otu1274b38b114b8ed17fd5144bf6ab9028bd4eae96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Otu31687e509b2876310f1437f63786ef827aafa99c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Otu3a05594e355a60799937e938f1a863a899513569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Otu43fbe4e88cda56440446b611a70c817eb65adb80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Otu49fc28a8a082c3500bb218784cd47b03969eaa17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Otu4d02ebe23ddbf178316354bc528f22f73372ab2c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Otu5e651f5ace88d995869d7ed809b6312dab8ca538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Otu6bec1d892184fb16726b9b50cb0f53e4d8d7c905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Otu7b14302a38ebd367cc941b5f65ed11ee5cbb6e9e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Otua1e26c324bdcfac1c270cdb86d1df9a09d04a3b8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Otua95714ee0549e41190474349fa7c5a807e2e1223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Otucd0a003faca1ac920500d38da109c9183d28a8d9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79'</text:p>
            <text:p> 'http://marineregions.org/mrgid/25625']</text:p>
          </table:table-cell>
          <table:table-cell table:number-columns-repeated="1011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Otu00b096e61a39dcb68569ffbf303aa97e1b651421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Otu01d905bc059682a3fe08ca0a5ceb8bff291ef874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Otu07131926e92edde13c7e0fc57918d5e15f974f7b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Otu07261722b08e8a7b1161abb177e33d4166d3e2dc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Otu181b26cfb0aeb73bdb5792c7daf32bfdd1d85bc9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Otu1d0045541c9d177ad231c4ef911119ad15a8b268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Otu4926d424668ba555c76300216dc5f6e9ba18cece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Otu931259c97516f8e64fb1808eb6358b676dca85e1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Otuf25149ec8830f3b8bd81a6945acaf0a464a74b68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Otu01d164a910c28f48ea6d0b0603996f7facff1d15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3460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Otu06bfd2ec2371494972e9e6a470b03f41a3aef4b0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Otuac9115e4ef207f970940cfef4d36a4560f002879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Otuc30d7b510a2506c527f3017b14ae85a6d4ba8882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Otuf5bcc91ce3f1c84a885f5fa41f3a6ebcb71e0886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Otu028800b10f9761c1d8c817cc6176fd8ab4095dfd</text:p>
          </table:table-cell>
          <table:table-cell office:value-type="string" calcext:value-type="string">
            <text:p>Eukaryota;Annelida;Polychaeta;Phyllodocida;Phyllodocidae;Eulalia;Eulalia virid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30639" calcext:value-type="float">
            <text:p>13063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Otuc7351027848ca17b05df5444f746ae42460edf49</text:p>
          </table:table-cell>
          <table:table-cell office:value-type="string" calcext:value-type="string">
            <text:p>Eukaryota;Annelida;Polychaeta;Phyllodocida;Phyllodocidae;Eulalia;Eulalia virid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30639" calcext:value-type="float">
            <text:p>13063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Otu02eebda24e83864a14eb8212c8df99de81ddb319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Otu09fc90254a1640a05c12999b0f9a6961ecc5f778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3460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Otu102dff3f71b2d3c3061ad9a1cd1654598bec5f19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34604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Otu4636b578a80ca9c52ae79991992320bf78869bf4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Otu0300131358cd41cf0e5b2d25488dad7ddb366ca7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Otu03f07a347ea7d5a6cf1f4662c329190de14f7aae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Otu0aeca72a6ee174cb0c550af5b6336d036b7d36f9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Otu0cbfff943fe98ee3e4fb559343c9484ad4bfd6e6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Otu0f0396ca7a64a960d748280c06b26b1a60870c64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Otu18b9cc45d20df0f2e4fd8afa02fab8dde5e9c22b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Otu20f4e404eee1c364216b901ed5b392b80bcdcbe5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Otu4e6649ae420a8729bfcd5256ff866422859176e4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Otuc154e62464f6c4f4e98918e39e7ae675b921daac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Otudf833b58e6578c19260e9a6fa7fac5300a96acc6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Otu05d1c393e13d05b470c876d85b95689de132279f</text:p>
          </table:table-cell>
          <table:table-cell office:value-type="string" calcext:value-type="string">
            <text:p>Eukaryota;Mollusca;Gastropoda;Haminoeidae;Haminoea;Haminoea callidegenita</text:p>
          </table:table-cell>
          <table:table-cell office:value-type="string" calcext:value-type="string">
            <text:p>ERR34604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81196" calcext:value-type="float">
            <text:p>18119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Otu0b21b51e01ec190307b61176e0ec9263c186cd75</text:p>
          </table:table-cell>
          <table:table-cell office:value-type="string" calcext:value-type="string">
            <text:p>Eukaryota;Mollusca;Gastropoda;Haminoeidae;Haminoea;Haminoea callidegenita</text:p>
          </table:table-cell>
          <table:table-cell office:value-type="string" calcext:value-type="string">
            <text:p>ERR34604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81196" calcext:value-type="float">
            <text:p>18119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tu08f6ee46edb70d649e8f95899f8f10b558fbff10</text:p>
          </table:table-cell>
          <table:table-cell office:value-type="string" calcext:value-type="string">
            <text:p>Eukaryota;Platyhelminthes;Monogenea;Gyrodactylidae;Gyrodactylus;Gyrodactylus turnbull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9297" calcext:value-type="float">
            <text:p>119297</text:p>
          </table:table-cell>
          <table:table-cell table:number-columns-repeated="1013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Otu0aad58ca71829a6c1dcaf3c268f63b68b559e781</text:p>
          </table:table-cell>
          <table:table-cell office:value-type="string" calcext:value-type="string">
            <text:p>Eukaryota;Chordata;Ascidiacea;Stolidobranchia;Pyuridae;Pyura;Pyura gangelion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850" calcext:value-type="float">
            <text:p>103850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Otu0cbfeeb7b122bca064f9e4f22f855efc996c0dcd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Otu573fd2ca1eb620792578a1a2402c4adf72c39e82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Otuf11dc0839d28c524262103be5d661f582878a91c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Otu0d92f5cc80e54fd87e72d4239fac5964da3d8ada</text:p>
          </table:table-cell>
          <table:table-cell office:value-type="string" calcext:value-type="string">
            <text:p>Eukaryota;Bryozoa;Gymnolaemata;Cheilostomatida;Membraniporidae;Membranipora;Membranipora membranace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411" calcext:value-type="float">
            <text:p>111411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Otu1165119025c47cc3dd225b20dac43cb15f8dec5f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5'</text:p>
            <text:p> 'http://marineregions.org/mrgid/5679']</text:p>
          </table:table-cell>
          <table:table-cell table:number-columns-repeated="1011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Otuc807546b61c30d8df88c566f518e774ff8f5b87e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3460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5'</text:p>
            <text:p> 'http://marineregions.org/mrgid/5679']</text:p>
          </table:table-cell>
          <table:table-cell table:number-columns-repeated="1011"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Otuc861fc13c733020349423938b923a9357fbba49d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5'</text:p>
            <text:p> 'http://marineregions.org/mrgid/5679']</text:p>
          </table:table-cell>
          <table:table-cell table:number-columns-repeated="1011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Otuddd91bff61767854952355c799f58e3b5a3e1512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5'</text:p>
            <text:p> 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Otu188fed3daadcc3e7da9fd968165d300dc8a04b21</text:p>
          </table:table-cell>
          <table:table-cell office:value-type="string" calcext:value-type="string">
            <text:p>Eukaryota;Cnidaria;Hydrozoa;Leptothecata;Campanulariidae;Lovenella;Lovenella assimil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Otu19dc75b34e4a0b6bd9a62f67fc6eacf8505edec9</text:p>
          </table:table-cell>
          <table:table-cell office:value-type="string" calcext:value-type="string">
            <text:p>Eukaryota;Cnidaria;Hydrozoa;Leptothecata;Campanulariidae;Laomedea;Laomedea calceolifer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7380" calcext:value-type="float">
            <text:p>117380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Otu1dfc67a6372ef47d27c2a83151417492c2030791</text:p>
          </table:table-cell>
          <table:table-cell office:value-type="string" calcext:value-type="string">
            <text:p>Eukaryota;Bryozoa;Stenolaemata;Tubuliporida;Tubuliporidae;Tubulipora;Tubulipora flabellar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758" calcext:value-type="float">
            <text:p>11175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Otu6ea4fe85232cbeefb13981a452b42f871e33a68e</text:p>
          </table:table-cell>
          <table:table-cell office:value-type="string" calcext:value-type="string">
            <text:p>Eukaryota;Bryozoa;Stenolaemata;Tubuliporida;Tubuliporidae;Tubulipora;Tubulipora flabellari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758" calcext:value-type="float">
            <text:p>11175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Otu1e0dbb4f7ea1e4568154b6556457a9089fa260b4</text:p>
          </table:table-cell>
          <table:table-cell office:value-type="string" calcext:value-type="string">
            <text:p>Eukaryota;Chordata;Ascidiacea;Stolidobranchia;Styelidae;Botryllus;Botryllus schlosser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862" calcext:value-type="float">
            <text:p>10386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Otu49ce5c21c63c399675830436b91ade2e0caf6636</text:p>
          </table:table-cell>
          <table:table-cell office:value-type="string" calcext:value-type="string">
            <text:p>Eukaryota;Chordata;Ascidiacea;Stolidobranchia;Styelidae;Botryllus;Botryllus schlosseri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3862" calcext:value-type="float">
            <text:p>10386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Otu1ec1b444c888c5999b241a51e2c231a715c3fc2c</text:p>
          </table:table-cell>
          <table:table-cell office:value-type="string" calcext:value-type="string">
            <text:p>Eukaryota;Chordata;Chondrichthyes;Pristiformes/Rhiniformes group;Pristidae;Pristis;Pristis pectinat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5848" calcext:value-type="float">
            <text:p>10584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5']</text:p>
          </table:table-cell>
          <table:table-cell table:number-columns-repeated="1011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Otu37b574849fde7e5c49cba7df2621d1a363ab6cf6</text:p>
          </table:table-cell>
          <table:table-cell office:value-type="string" calcext:value-type="string">
            <text:p>Eukaryota;Mollusca;Bivalvia;Ostreoida;Ostreidae;Crassostrea;Crassostrea gigas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40656" calcext:value-type="float">
            <text:p>14065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Otu8c047558aa6f8c6eb134ee6c09095d52a5001ed7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346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Otu8c8c090171f2ac1483589b4c78b71e4425c10da1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Otue79a8b575abb07c6d94f1340ed26a787b9d05447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Otuac22b995f55bf4f2e5979b84f6d975a937ef6daa</text:p>
          </table:table-cell>
          <table:table-cell office:value-type="string" calcext:value-type="string">
            <text:p>Eukaryota;Mollusca;Bivalvia;Arcoida;Arcidae;Anadara;Anadara transversa</text:p>
          </table:table-cell>
          <table:table-cell office:value-type="string" calcext:value-type="string">
            <text:p>ERR346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56734" calcext:value-type="float">
            <text:p>156734</text:p>
          </table:table-cell>
          <table:table-cell office:value-type="string" calcext:value-type="string">
            <text:p>['Introduced' None]</text:p>
          </table:table-cell>
          <table:table-cell office:value-type="string" calcext:value-type="string">
            <text:p>['http://marineregions.org/mrgid/25625'</text:p>
            <text:p> 'http://marineregions.org/mrgid/5679']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Otuce741df38417a6d366b20ed7b2cadf46cb500bfd</text:p>
          </table:table-cell>
          <table:table-cell office:value-type="string" calcext:value-type="string">
            <text:p>Eukaryota;Arthropoda;Pycnogonida;Pantopoda;Ammotheidae;Ammothella;Ammothella appendiculat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34609" calcext:value-type="float">
            <text:p>13460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Otue3baf6833d13849494a92073bffcf365721e1439</text:p>
          </table:table-cell>
          <table:table-cell office:value-type="string" calcext:value-type="string">
            <text:p>Eukaryota;Bryozoa;Gymnolaemata;Cheilostomatida;Calloporidae;Callopora;Callopora lineata</text:p>
          </table:table-cell>
          <table:table-cell office:value-type="string" calcext:value-type="string">
            <text:p>ERR3460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3460470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35.343153" calcext:value-type="float">
            <text:p>35.343153</text:p>
          </table:table-cell>
          <table:table-cell office:value-type="float" office:value="25.136605" calcext:value-type="float">
            <text:p>25.136605</text:p>
          </table:table-cell>
          <table:table-cell office:value-type="float" office:value="111197" calcext:value-type="float">
            <text:p>111197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79']</text:p>
          </table:table-cell>
          <table:table-cell table:number-columns-repeated="101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Otu0454e3682c74b34f2bc547baffedb31e28c610ab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Otu00aeced01d6e16ef64390dd0670fc44fc2119973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Otu01719db4c7a0e0610053378fcad37caa231f65ee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Otu031367a4030af8562399f22c357c88d071cfdfe4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Otu1765570e67be260ee16a3770091c15a661c94a18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Otu2b07dc9d326c3cf4421a36b94e4b552478592d28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Otu459b53d51ad3192862d9e07b328d8ba027c7ec09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Otu60df0998164a1c30228a9ff512deb5199e75555e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Otua32c2d3c2b51ada37df899e64958f2a99508410c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Otud17da42f76f1199d358d2c6f56a20a41e941596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Otue5fa8db8f1930e8b37c29c78c8eb93f8157c41aa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Otua072372983853055060a1f9e225bcfc86044f6f3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Otu0192ef1229a8be81552eceb91908d5a361ddccf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Otu027850d0999f52c616589832cd69571674555bb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Otu03e0013a08b31132c901470f796ef9dae54727f9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Otu0460bc879135854413d7e112f0bcdc315e92a90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Otu05ea8ac9ef1cc9502cfa41b81ae8b7174bba516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Otu06dffa7438354ac16002a8aed202a25052dd99a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Otu11bd1225e9253b6b6afa7ec6ebce10586c074e9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Otu16e9d94bd244acf4f18fdfbc8eb60a113230e99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Otu17a990023b482d240587e126dcae4e81d6f577b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Otu2660f2db7b52c23579991b2e81f3451ddfe1564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Otu2ae5709b11600d5957f98e13e3759e40b79ba90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Otu2dd188bbf2f5587cb37d96c2951d4da569778ea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Otu3cfa7fc7068efecafa2220776eceb0cd1ee1a0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Otu417867bace9fb244e01e258e49442cd202e2ee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Otu43b8c27deac4764c433725da34ea1c28088f5e8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Otu44747697654ce53394f921ce5ed60523f39ff90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Otu4b29aab0701b452c28cb60066b43b596206ea5e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Otu4e78390767d6baa86de7d8cb6d35f19e42c24217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Otu5b199a6a3c5be7120fe64fbeb75add41fe83c2f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Otu660d96ef4f3c0d0d50fc200035efb5f76146c1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Otu708b6a77667d576615467b19f42a2f0d8f303aa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Otu7e8b662a74347459d5c9690a7d664db7c213d0d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Otu8a39054f05072fc2b2124fdacdb81b11c8f2d657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Otu927ce8a1934bc1bf5b9df5dc9b8a3ef28fe3c91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Otu9413b2b8a3c66d74f4b39111d6dd849f85510a7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Otu9912979ad93f463df6d3fc7c1d59ef2388fe3f0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Otu9efb06749aeea81a6e30831624877fcd0f8ee88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Otua98a459a4cd7d0871e39981836e9a3f4188b9a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Otub6157e1f7cc9296c0d53fd9c8646aa6c6d81f23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Otub671b18ca61cff487c2bfe73d94428b4c7e23f8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Otub7e7bc2bf4b4801bc8d31cdbf4500c09567321b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Otub8cd9c3f9a4735f31cae5f906f83a798b234e1d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Otubbb67eb8998ca55bcc4f8c972064900bf53305d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Otuc18695aa9472832a0178f350cdedd8a7a6dd894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Otuc532a2671054f37b8a67a10e79f316add4b2ce5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Otuca5cb222eeb727376e9d4ad514e67046e76fd4d9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Otucf750337a946225a6e5b77ac6570e794f947222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Otud0aac9a9346e0778b5c5ac85430e7c664892517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Otud8325c71584a9d8a266ab8edcee0f141b2a46d2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Otuda18d97e004457915b64e9565fe4f180ec29e1ff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Otue0bd7e5cda1daef392dd6aae7ea66ee0feceab1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Otue74b97404d2bfcfd6c0f3f213ff63d05f1677cd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Otuef5856802f5c9071f6af5cf63c31dcec75463302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Otu69129ed78769dc0dff4ab3fb9f1b4d051b71baa9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401845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Otu27d9b1fc9b57908bfc838746ea596ff35062f78a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4018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Otuc2a964027a0ff7b2dbcacf531c202a348d77acc2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Otuac5df92db669e6b7c39b94f4976ad13e89bf7621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Otu2099043554c14ee7f003bcc3a8519f5251a53820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Otub6ab43dab03406927307e2627a73a1111d1fc3d8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Otuc5832c3c4383073e58e236f95359766995ee3d74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Otu04ba98745bf6b76a3ea9aacb6eca447d3997c1d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Otu3bc57d8aa0608c7804098a65ecdbf8550f508fa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Otu4ca3aec76dcab11daa44567ce3382cc4ca85ce3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Otu50da38d95a3abd357533f364b90f7e40808fa74e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Otu7d3bb15bb960fc3b99dec85036aee538c82bb9b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Otu7ded36f4af2994fd66190cd3e33620fe05dda4d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Otu8ee8ced0c7e70ba415c1fc38151b08c7c5dfe73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Otubd77cad9235a3271b1fdc7f7d11a0d37be38d74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Otue7809f46e57d7fbab0e1e7211a2f87db340f2db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Otu00a990c7c2d7da2430906aafae7f0b501abf0c1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Otu015cbb23469a964a40951be621e5a730f35a401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Otu0278412cfb00fca2a0b57b73a633e058b426cc3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Otu0323eb78366882670d064eb58c33352c85b08cc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Otu032ee0a460ed343348101aabdf32f65cb540dd8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Otu033788fe9a182b383347aede6689a8129ced4b9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Otu0359819df2b0238fe73ab235233a706c5b56101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Otu0368ed12cf457ba3a1145c2b66970073044e4e5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Otu036fd7f9a3d63681ecbb5d5ebaac4abf7bb079f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Otu040938568156df1461871a14d4871a61912c7c7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Otu05185d296a62c36a06291d1edeed1819cbfcfe0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Otu05cd74a304cb0a8e87e3099dedec2373787933a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Otu05d05194fc91aa8005fca0910e6e51c6ec1ef74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Otu06d813b1e8e9b25494748e4e2d471e4d61e5956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Otu06f77add231fe5fdfdc1b36b4346278f28c451e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Otu0729c76926346db23dc8c356a815612669549f3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Otu072f56d533a2bd656dfa9184314b9762d6d7fc8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Otu074411b691b4d5bd379a7c70d69fa0c20f2183a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Otu07f2668a9de31510e639af4a29787b99691902d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Otu081b16a9c48e57dfa87b6c490c421deab93b2c5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Otu0975ece70422f5299a97eb8a5a9211e9f434288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Otu0a1de9adc8fa79d67ca448bcec76a08bd67dc10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Otu0b0428d65e847cd08a18fd2fed77ea8241842a8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Otu0c0c693049c68c4ab70649e764b407b17a01d96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Otu0e9d8f728f8c739c6693198a2198c0e08ba23d8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Otu0eb5084aad19b0ac7ddb210efe10f40ccef1dd8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Otu0ec44149d2e5cafe510387974bf5edcaaa806f4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Otu0f1357065e30be727646f109b3909eef60b4b12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Otu0f8d81ce07981d054f14c21be7ae7b5a4b27ce6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Otu1089a1cb5253dceb615f6ac04ab76b622c99fe6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Otu10ef6c5e8091ded98c835d88e637b317b21cdeb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Otu1242a62ccbabecf757fe25dff7583c259667289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Otu12cc41c19c2f3a2e235804ce4b0dfdc4a6caedd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string" calcext:value-type="string">
            <text:p>Otu133e25b3d4ad40272a7fd0a1d71eaa9a4b9155a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Otu159345031a604231bdbf153fd36ba3836169739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Otu15b81fadeab29f298cf1e13accb27ca70f7d7e9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Otu1680c07ed35b91b0d86ed5d870d6b5afd7f1077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Otu1744382cdf11080fa9d0aa0fdfa4bdc2508fcbd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Otu194bf68a1376d8af8b4177899f6a5bb27d54049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Otu19d39b6d4f62a9d0947fed07beedff648b47898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Otu1b3b3bca0741543c42a3a4244e1c12d1c3a41bd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Otu1f6370d682f815c9e0eb8fa2fe6b115d92e8f5b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Otu1fccc519d746bb7c38be6e15b9b3ba1b2dcd77c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Otu2411e0fa92594f9c331dfdb968dde9684c730c6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Otu24187e76f9f9f4f75fa5b69b9130957e490a176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Otu24f9eb725d786e93c9d612a637a44a015a6b6f7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Otu260ac16d6a3f46a180f65a6629118cdd5bd3c8b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Otu2f331ebd4b1be2fe3b578e75eb55e1c806aee33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Otu3064535bbc811191a274c9efbba8df7b76b796a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Otu342196f72ff16d2ae47b6baf5d7531656ac6a25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Otu35e79ba2f5f9487f18d32dc5990ebfd6d32c4b7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Otu3a4e9fd8d031ba60da4fa1647417b0785c6b9f6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Otu3a92a2b94801a1c8aba7b5204e110a33abfd465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Otu3f80cc396040ff98412e43bc025278d57e1b6ce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Otu40a87ab6976f0c1ca7c8751146d57611b2f87ad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Otu478fd1c3bb8c71ddb65bd81e66c7df56d144f4f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Otu486bad340eb9122acc833fcafad15bc57483426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Otu490709cb1a74b9e7852266191c63975ca43df13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Otu4fbb49c7febbf1f789869a27c3c8e0950e218e9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Otu51563fa24dda7f32a884d391ea0481efd8ab2a4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Otu5243bc89241080e7f19e0ecae32383a5a07ba0b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Otu5516d1be2afb402cadf866fe985f9a11ca4855e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Otu598e918311e3d9f0ac3b811a71c969ee8f82684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Otu5a1368407c33a19002ae45608d4ba1b9bb99fd1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Otu5b97f8826e43e6034bad602780b0330d3c5beb9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string" calcext:value-type="string">
            <text:p>Otu5c59fb36905a41e9f2fe918255314765290fc93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Otu5eac130924aea8c8b68829c1cca5d24a4d2bb77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Otu609044de0f3524ce0ed7a72c88dd9385466ab61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Otu65fda609e0e4d5fe7cb037739c811c9f2d9d729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string" calcext:value-type="string">
            <text:p>Otu68311bd62a251d20e5eb56763b0c7455eef5b04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Otu68572f6d77c30186ac392d96b9e187899852305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Otu6a181a153e8beb9aa4ad04039a1e3a42c1d61b2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string" calcext:value-type="string">
            <text:p>Otu83b62510d423c1280d13eee998f51ad17351bf6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string" calcext:value-type="string">
            <text:p>Otu9eb14bb1c0c375367e5c80871ec7d23e02c55e7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Otua70044e1c0c708e9663a7ed14e52947a5acdbb8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Otuac02c8e954192059313ee3ccfcbbca34b6c7622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Otuafe0cf8dcbf996305502b105297ab689a7638f3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Otub30222b957e29d5dc849c8918ca9e8c3b2dde66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Otuc333320b43000bd424a9ed5864f09af89a6cbeb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Otuc859ffb858dfe6916cc074d3ba8a4dc42a8525f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string" calcext:value-type="string">
            <text:p>Otucafc65ce02fd3493c19e9f8e9c37d533e38c1f1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Otuce017a6380340ce61b8b6cf099ad55dfa584d55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Otud35401958f57c02619364300b3ff4a354665a19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Otud643415fb3deaebe5029f025ab2b069d04729f5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string" calcext:value-type="string">
            <text:p>Otue94d610e33cca2f080be220b0015c935e7624e7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Otuf54d73016d97b537e648d6aa3e7dd2494c7c6ad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Otuf69bed969a315c89d0e1b405f87dac1e6d348d4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Otuf7b16fcf7aadc4c74e7c0620ba1c38cb97eb835e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Otuf9a73cd2ae6869ed88cff27bc359d39f2fd0484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Otu13cfbbef4e7a0061b85c7164456071004da5d841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401845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12']</text:p>
          </table:table-cell>
          <table:table-cell table:number-columns-repeated="1011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Otu578eacec586800f2de28c8c939f9810b4a40d125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12']</text:p>
          </table:table-cell>
          <table:table-cell table:number-columns-repeated="1011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Otu897707631b4ad110080451863187525050713636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12']</text:p>
          </table:table-cell>
          <table:table-cell table:number-columns-repeated="1011"/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Otu2ccc9fff87592510b933e3c7a2360c4b7202dbbb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398" calcext:value-type="float">
            <text:p>398</text:p>
          </table:table-cell>
          <table:table-cell office:value-type="string" calcext:value-type="string">
            <text:p>Otu0369666b516d0b1791a90301950649b7e40c8444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399" calcext:value-type="float">
            <text:p>399</text:p>
          </table:table-cell>
          <table:table-cell office:value-type="string" calcext:value-type="string">
            <text:p>Otu1067bd10c48f49f5c6f16b8516167adb710cbcbd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0" calcext:value-type="float">
            <text:p>400</text:p>
          </table:table-cell>
          <table:table-cell office:value-type="string" calcext:value-type="string">
            <text:p>Otu1274b38b114b8ed17fd5144bf6ab9028bd4eae96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Otu31687e509b2876310f1437f63786ef827aafa99c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2" calcext:value-type="float">
            <text:p>402</text:p>
          </table:table-cell>
          <table:table-cell office:value-type="string" calcext:value-type="string">
            <text:p>Otu3a05594e355a60799937e938f1a863a899513569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Otu43fbe4e88cda56440446b611a70c817eb65adb80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4" calcext:value-type="float">
            <text:p>404</text:p>
          </table:table-cell>
          <table:table-cell office:value-type="string" calcext:value-type="string">
            <text:p>Otu49fc28a8a082c3500bb218784cd47b03969eaa17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5" calcext:value-type="float">
            <text:p>405</text:p>
          </table:table-cell>
          <table:table-cell office:value-type="string" calcext:value-type="string">
            <text:p>Otu4d02ebe23ddbf178316354bc528f22f73372ab2c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Otu5e651f5ace88d995869d7ed809b6312dab8ca538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7" calcext:value-type="float">
            <text:p>407</text:p>
          </table:table-cell>
          <table:table-cell office:value-type="string" calcext:value-type="string">
            <text:p>Otu6bec1d892184fb16726b9b50cb0f53e4d8d7c905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8" calcext:value-type="float">
            <text:p>408</text:p>
          </table:table-cell>
          <table:table-cell office:value-type="string" calcext:value-type="string">
            <text:p>Otu7b14302a38ebd367cc941b5f65ed11ee5cbb6e9e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09" calcext:value-type="float">
            <text:p>409</text:p>
          </table:table-cell>
          <table:table-cell office:value-type="string" calcext:value-type="string">
            <text:p>Otua1e26c324bdcfac1c270cdb86d1df9a09d04a3b8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10" calcext:value-type="float">
            <text:p>410</text:p>
          </table:table-cell>
          <table:table-cell office:value-type="string" calcext:value-type="string">
            <text:p>Otua95714ee0549e41190474349fa7c5a807e2e1223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11" calcext:value-type="float">
            <text:p>411</text:p>
          </table:table-cell>
          <table:table-cell office:value-type="string" calcext:value-type="string">
            <text:p>Otucd0a003faca1ac920500d38da109c9183d28a8d9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Otu00b096e61a39dcb68569ffbf303aa97e1b651421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Otu01d905bc059682a3fe08ca0a5ceb8bff291ef874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Otu07131926e92edde13c7e0fc57918d5e15f974f7b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Otu07261722b08e8a7b1161abb177e33d4166d3e2dc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Otu181b26cfb0aeb73bdb5792c7daf32bfdd1d85bc9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Otu1d0045541c9d177ad231c4ef911119ad15a8b268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Otu4926d424668ba555c76300216dc5f6e9ba18cece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Otu931259c97516f8e64fb1808eb6358b676dca85e1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Otuf25149ec8830f3b8bd81a6945acaf0a464a74b68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Otu01d164a910c28f48ea6d0b0603996f7facff1d15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Otu06bfd2ec2371494972e9e6a470b03f41a3aef4b0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Otuac9115e4ef207f970940cfef4d36a4560f002879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Otuc30d7b510a2506c527f3017b14ae85a6d4ba8882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Otuf5bcc91ce3f1c84a885f5fa41f3a6ebcb71e0886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Otu028800b10f9761c1d8c817cc6176fd8ab4095dfd</text:p>
          </table:table-cell>
          <table:table-cell office:value-type="string" calcext:value-type="string">
            <text:p>Eukaryota;Annelida;Polychaeta;Phyllodocida;Phyllodocidae;Eulalia;Eulalia viridis</text:p>
          </table:table-cell>
          <table:table-cell office:value-type="string" calcext:value-type="string">
            <text:p>ERR40184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0639" calcext:value-type="float">
            <text:p>13063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Otuc7351027848ca17b05df5444f746ae42460edf49</text:p>
          </table:table-cell>
          <table:table-cell office:value-type="string" calcext:value-type="string">
            <text:p>Eukaryota;Annelida;Polychaeta;Phyllodocida;Phyllodocidae;Eulalia;Eulalia viridis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0639" calcext:value-type="float">
            <text:p>13063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Otu02eebda24e83864a14eb8212c8df99de81ddb319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Otu09fc90254a1640a05c12999b0f9a6961ecc5f778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Otu102dff3f71b2d3c3061ad9a1cd1654598bec5f19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Otu4636b578a80ca9c52ae79991992320bf78869bf4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Otu0300131358cd41cf0e5b2d25488dad7ddb366ca7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Otu03f07a347ea7d5a6cf1f4662c329190de14f7aae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Otu0aeca72a6ee174cb0c550af5b6336d036b7d36f9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Otu0cbfff943fe98ee3e4fb559343c9484ad4bfd6e6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Otu0f0396ca7a64a960d748280c06b26b1a60870c64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Otu18b9cc45d20df0f2e4fd8afa02fab8dde5e9c22b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Otu20f4e404eee1c364216b901ed5b392b80bcdcbe5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Otu4e6649ae420a8729bfcd5256ff866422859176e4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Otuc154e62464f6c4f4e98918e39e7ae675b921daac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Otudf833b58e6578c19260e9a6fa7fac5300a96acc6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Otu05d1c393e13d05b470c876d85b95689de132279f</text:p>
          </table:table-cell>
          <table:table-cell office:value-type="string" calcext:value-type="string">
            <text:p>Eukaryota;Mollusca;Gastropoda;Haminoeidae;Haminoea;Haminoea callidegeni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81196" calcext:value-type="float">
            <text:p>18119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Otu0b21b51e01ec190307b61176e0ec9263c186cd75</text:p>
          </table:table-cell>
          <table:table-cell office:value-type="string" calcext:value-type="string">
            <text:p>Eukaryota;Mollusca;Gastropoda;Haminoeidae;Haminoea;Haminoea callidegeni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81196" calcext:value-type="float">
            <text:p>18119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Otu08f6ee46edb70d649e8f95899f8f10b558fbff10</text:p>
          </table:table-cell>
          <table:table-cell office:value-type="string" calcext:value-type="string">
            <text:p>Eukaryota;Platyhelminthes;Monogenea;Gyrodactylidae;Gyrodactylus;Gyrodactylus turnbulli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9297" calcext:value-type="float">
            <text:p>119297</text:p>
          </table:table-cell>
          <table:table-cell table:number-columns-repeated="1013"/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Otu0aad58ca71829a6c1dcaf3c268f63b68b559e781</text:p>
          </table:table-cell>
          <table:table-cell office:value-type="string" calcext:value-type="string">
            <text:p>Eukaryota;Chordata;Ascidiacea;Stolidobranchia;Pyuridae;Pyura;Pyura gangelion</text:p>
          </table:table-cell>
          <table:table-cell office:value-type="string" calcext:value-type="string">
            <text:p>ERR40184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850" calcext:value-type="float">
            <text:p>103850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string" calcext:value-type="string">
            <text:p>Otu0cbfeeb7b122bca064f9e4f22f855efc996c0dcd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Otu573fd2ca1eb620792578a1a2402c4adf72c39e82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Otuf11dc0839d28c524262103be5d661f582878a91c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5">
          <table:table-cell office:value-type="float" office:value="449" calcext:value-type="float">
            <text:p>449</text:p>
          </table:table-cell>
          <table:table-cell office:value-type="string" calcext:value-type="string">
            <text:p>Otu0d92f5cc80e54fd87e72d4239fac5964da3d8ada</text:p>
          </table:table-cell>
          <table:table-cell office:value-type="string" calcext:value-type="string">
            <text:p>Eukaryota;Bryozoa;Gymnolaemata;Cheilostomatida;Membraniporidae;Membranipora;Membranipora membranacea</text:p>
          </table:table-cell>
          <table:table-cell office:value-type="string" calcext:value-type="string">
            <text:p>ERR40184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411" calcext:value-type="float">
            <text:p>111411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1901'</text:p>
            <text:p> 'http://marineregions.org/mrgid/1912']</text:p>
          </table:table-cell>
          <table:table-cell table:number-columns-repeated="1011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Otu1165119025c47cc3dd225b20dac43cb15f8dec5f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string" calcext:value-type="string">
            <text:p>Otuc807546b61c30d8df88c566f518e774ff8f5b87e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Otuc861fc13c733020349423938b923a9357fbba49d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Otuddd91bff61767854952355c799f58e3b5a3e1512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string" calcext:value-type="string">
            <text:p>Otu188fed3daadcc3e7da9fd968165d300dc8a04b21</text:p>
          </table:table-cell>
          <table:table-cell office:value-type="string" calcext:value-type="string">
            <text:p>Eukaryota;Cnidaria;Hydrozoa;Leptothecata;Campanulariidae;Lovenella;Lovenella assimil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Otu19dc75b34e4a0b6bd9a62f67fc6eacf8505edec9</text:p>
          </table:table-cell>
          <table:table-cell office:value-type="string" calcext:value-type="string">
            <text:p>Eukaryota;Cnidaria;Hydrozoa;Leptothecata;Campanulariidae;Laomedea;Laomedea calceolifer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0" calcext:value-type="float">
            <text:p>117380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string" calcext:value-type="string">
            <text:p>Otu1dfc67a6372ef47d27c2a83151417492c2030791</text:p>
          </table:table-cell>
          <table:table-cell office:value-type="string" calcext:value-type="string">
            <text:p>Eukaryota;Bryozoa;Stenolaemata;Tubuliporida;Tubuliporidae;Tubulipora;Tubulipora flabellar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758" calcext:value-type="float">
            <text:p>11175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Otu6ea4fe85232cbeefb13981a452b42f871e33a68e</text:p>
          </table:table-cell>
          <table:table-cell office:value-type="string" calcext:value-type="string">
            <text:p>Eukaryota;Bryozoa;Stenolaemata;Tubuliporida;Tubuliporidae;Tubulipora;Tubulipora flabellaris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758" calcext:value-type="float">
            <text:p>11175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5">
          <table:table-cell office:value-type="float" office:value="458" calcext:value-type="float">
            <text:p>458</text:p>
          </table:table-cell>
          <table:table-cell office:value-type="string" calcext:value-type="string">
            <text:p>Otu1e0dbb4f7ea1e4568154b6556457a9089fa260b4</text:p>
          </table:table-cell>
          <table:table-cell office:value-type="string" calcext:value-type="string">
            <text:p>Eukaryota;Chordata;Ascidiacea;Stolidobranchia;Styelidae;Botryllus;Botryllus schlosseri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862" calcext:value-type="float">
            <text:p>103862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2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Otu49ce5c21c63c399675830436b91ade2e0caf6636</text:p>
          </table:table-cell>
          <table:table-cell office:value-type="string" calcext:value-type="string">
            <text:p>Eukaryota;Chordata;Ascidiacea;Stolidobranchia;Styelidae;Botryllus;Botryllus schlosseri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862" calcext:value-type="float">
            <text:p>103862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2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Otu1ec1b444c888c5999b241a51e2c231a715c3fc2c</text:p>
          </table:table-cell>
          <table:table-cell office:value-type="string" calcext:value-type="string">
            <text:p>Eukaryota;Chordata;Chondrichthyes;Pristiformes/Rhiniformes group;Pristidae;Pristis;Pristis pectina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5848" calcext:value-type="float">
            <text:p>10584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string" calcext:value-type="string">
            <text:p>Otu37b574849fde7e5c49cba7df2621d1a363ab6cf6</text:p>
          </table:table-cell>
          <table:table-cell office:value-type="string" calcext:value-type="string">
            <text:p>Eukaryota;Mollusca;Bivalvia;Ostreoida;Ostreidae;Crassostrea;Crassostrea gigas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40656" calcext:value-type="float">
            <text:p>140656</text:p>
          </table:table-cell>
          <table:table-cell office:value-type="string" calcext:value-type="string">
            <text:p>['Introduced']</text:p>
          </table:table-cell>
          <table:table-cell office:value-type="string" calcext:value-type="string">
            <text:p>['http://marineregions.org/mrgid/25228']</text:p>
          </table:table-cell>
          <table:table-cell table:number-columns-repeated="1011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Otu8c047558aa6f8c6eb134ee6c09095d52a5001ed7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Otu8c8c090171f2ac1483589b4c78b71e4425c10da1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4018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Otue79a8b575abb07c6d94f1340ed26a787b9d05447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Otuac22b995f55bf4f2e5979b84f6d975a937ef6daa</text:p>
          </table:table-cell>
          <table:table-cell office:value-type="string" calcext:value-type="string">
            <text:p>Eukaryota;Mollusca;Bivalvia;Arcoida;Arcidae;Anadara;Anadara transvers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56734" calcext:value-type="float">
            <text:p>156734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Otuce741df38417a6d366b20ed7b2cadf46cb500bfd</text:p>
          </table:table-cell>
          <table:table-cell office:value-type="string" calcext:value-type="string">
            <text:p>Eukaryota;Arthropoda;Pycnogonida;Pantopoda;Ammotheidae;Ammothella;Ammothella appendiculata</text:p>
          </table:table-cell>
          <table:table-cell office:value-type="string" calcext:value-type="string">
            <text:p>ERR4018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4609" calcext:value-type="float">
            <text:p>13460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Otue3baf6833d13849494a92073bffcf365721e1439</text:p>
          </table:table-cell>
          <table:table-cell office:value-type="string" calcext:value-type="string">
            <text:p>Eukaryota;Bryozoa;Gymnolaemata;Cheilostomatida;Calloporidae;Callopora;Callopora lineata</text:p>
          </table:table-cell>
          <table:table-cell office:value-type="string" calcext:value-type="string">
            <text:p>ERR4018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1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197" calcext:value-type="float">
            <text:p>111197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Otu0454e3682c74b34f2bc547baffedb31e28c610ab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Otu00aeced01d6e16ef64390dd0670fc44fc2119973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Otu01719db4c7a0e0610053378fcad37caa231f65ee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Otu031367a4030af8562399f22c357c88d071cfdfe4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Otu1765570e67be260ee16a3770091c15a661c94a18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Otu2b07dc9d326c3cf4421a36b94e4b552478592d28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Otu459b53d51ad3192862d9e07b328d8ba027c7ec09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Otu60df0998164a1c30228a9ff512deb5199e75555e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Otua32c2d3c2b51ada37df899e64958f2a99508410c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Otud17da42f76f1199d358d2c6f56a20a41e9415960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Otue5fa8db8f1930e8b37c29c78c8eb93f8157c41aa</text:p>
          </table:table-cell>
          <table:table-cell office:value-type="string" calcext:value-type="string">
            <text:p>Eukaryota;Chordata;Ascidiacea;Enterogona;Ascidiidae;Ascidiella;Ascidiella scabr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9" calcext:value-type="float">
            <text:p>10371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Otua072372983853055060a1f9e225bcfc86044f6f3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Otu0192ef1229a8be81552eceb91908d5a361ddccf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Otu027850d0999f52c616589832cd69571674555bb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Otu03e0013a08b31132c901470f796ef9dae54727f9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string" calcext:value-type="string">
            <text:p>Otu0460bc879135854413d7e112f0bcdc315e92a90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Otu05ea8ac9ef1cc9502cfa41b81ae8b7174bba516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string" calcext:value-type="string">
            <text:p>Otu06dffa7438354ac16002a8aed202a25052dd99a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Otu11bd1225e9253b6b6afa7ec6ebce10586c074e9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Otu16e9d94bd244acf4f18fdfbc8eb60a113230e99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Otu17a990023b482d240587e126dcae4e81d6f577b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Otu2660f2db7b52c23579991b2e81f3451ddfe1564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Otu2ae5709b11600d5957f98e13e3759e40b79ba90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string" calcext:value-type="string">
            <text:p>Otu2dd188bbf2f5587cb37d96c2951d4da569778ea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string" calcext:value-type="string">
            <text:p>Otu3cfa7fc7068efecafa2220776eceb0cd1ee1a045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Otu417867bace9fb244e01e258e49442cd202e2ee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Otu43b8c27deac4764c433725da34ea1c28088f5e8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Otu44747697654ce53394f921ce5ed60523f39ff90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string" calcext:value-type="string">
            <text:p>Otu4b29aab0701b452c28cb60066b43b596206ea5e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Otu4e78390767d6baa86de7d8cb6d35f19e42c24217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Otu5b199a6a3c5be7120fe64fbeb75add41fe83c2f1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Otu660d96ef4f3c0d0d50fc200035efb5f76146c1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tu708b6a77667d576615467b19f42a2f0d8f303aa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Otu7e8b662a74347459d5c9690a7d664db7c213d0de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string" calcext:value-type="string">
            <text:p>Otu8a39054f05072fc2b2124fdacdb81b11c8f2d657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Otu927ce8a1934bc1bf5b9df5dc9b8a3ef28fe3c91b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Otu9413b2b8a3c66d74f4b39111d6dd849f85510a7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Otu9912979ad93f463df6d3fc7c1d59ef2388fe3f0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Otu9efb06749aeea81a6e30831624877fcd0f8ee88c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Otua98a459a4cd7d0871e39981836e9a3f4188b9a4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Otub6157e1f7cc9296c0d53fd9c8646aa6c6d81f23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Otub671b18ca61cff487c2bfe73d94428b4c7e23f8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Otub7e7bc2bf4b4801bc8d31cdbf4500c09567321b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Otub8cd9c3f9a4735f31cae5f906f83a798b234e1d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Otubbb67eb8998ca55bcc4f8c972064900bf53305d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Otuc18695aa9472832a0178f350cdedd8a7a6dd894d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Otuc532a2671054f37b8a67a10e79f316add4b2ce5a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Otuca5cb222eeb727376e9d4ad514e67046e76fd4d9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Otucf750337a946225a6e5b77ac6570e794f947222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string" calcext:value-type="string">
            <text:p>Otud0aac9a9346e0778b5c5ac85430e7c6648925176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Otud8325c71584a9d8a266ab8edcee0f141b2a46d20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string" calcext:value-type="string">
            <text:p>Otuda18d97e004457915b64e9565fe4f180ec29e1ff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string" calcext:value-type="string">
            <text:p>Otue0bd7e5cda1daef392dd6aae7ea66ee0feceab18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Otue74b97404d2bfcfd6c0f3f213ff63d05f1677cd4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string" calcext:value-type="string">
            <text:p>Otuef5856802f5c9071f6af5cf63c31dcec75463302</text:p>
          </table:table-cell>
          <table:table-cell office:value-type="string" calcext:value-type="string">
            <text:p>Eukaryota;Bryozoa;Gymnolaemata;Cheilostomatida;Cryptosulidae;Cryptosula;Cryptosula pallasian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343" calcext:value-type="float">
            <text:p>11134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string" calcext:value-type="string">
            <text:p>Otu69129ed78769dc0dff4ab3fb9f1b4d051b71baa9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401845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string" calcext:value-type="string">
            <text:p>Otu27d9b1fc9b57908bfc838746ea596ff35062f78a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string" calcext:value-type="string">
            <text:p>Otuc2a964027a0ff7b2dbcacf531c202a348d77acc2</text:p>
          </table:table-cell>
          <table:table-cell office:value-type="string" calcext:value-type="string">
            <text:p>Eukaryota;Chordata;Ascidiacea;Enterogona;Cionidae;Ciona;Ciona roule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6663" calcext:value-type="float">
            <text:p>23666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string" calcext:value-type="string">
            <text:p>Otuac5df92db669e6b7c39b94f4976ad13e89bf7621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string" calcext:value-type="string">
            <text:p>Otu2099043554c14ee7f003bcc3a8519f5251a53820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string" calcext:value-type="string">
            <text:p>Otub6ab43dab03406927307e2627a73a1111d1fc3d8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Otuc5832c3c4383073e58e236f95359766995ee3d74</text:p>
          </table:table-cell>
          <table:table-cell office:value-type="string" calcext:value-type="string">
            <text:p>Eukaryota;Chordata;Actinopteri;Gadiformes;Bregmacerotidae;Bregmaceros;Bregmaceros nectabanus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17741" calcext:value-type="float">
            <text:p>217741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string" calcext:value-type="string">
            <text:p>Otu04ba98745bf6b76a3ea9aacb6eca447d3997c1d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Otu3bc57d8aa0608c7804098a65ecdbf8550f508fa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Otu4ca3aec76dcab11daa44567ce3382cc4ca85ce3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string" calcext:value-type="string">
            <text:p>Otu50da38d95a3abd357533f364b90f7e40808fa74e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string" calcext:value-type="string">
            <text:p>Otu7d3bb15bb960fc3b99dec85036aee538c82bb9b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Otu7ded36f4af2994fd66190cd3e33620fe05dda4d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string" calcext:value-type="string">
            <text:p>Otu8ee8ced0c7e70ba415c1fc38151b08c7c5dfe73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string" calcext:value-type="string">
            <text:p>Otubd77cad9235a3271b1fdc7f7d11a0d37be38d74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string" calcext:value-type="string">
            <text:p>Otue7809f46e57d7fbab0e1e7211a2f87db340f2db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string" calcext:value-type="string">
            <text:p>Otu00a990c7c2d7da2430906aafae7f0b501abf0c1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string" calcext:value-type="string">
            <text:p>Otu015cbb23469a964a40951be621e5a730f35a401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string" calcext:value-type="string">
            <text:p>Otu0278412cfb00fca2a0b57b73a633e058b426cc3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Otu0323eb78366882670d064eb58c33352c85b08cc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string" calcext:value-type="string">
            <text:p>Otu032ee0a460ed343348101aabdf32f65cb540dd8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string" calcext:value-type="string">
            <text:p>Otu033788fe9a182b383347aede6689a8129ced4b9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Otu0359819df2b0238fe73ab235233a706c5b56101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Otu0368ed12cf457ba3a1145c2b66970073044e4e5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Otu036fd7f9a3d63681ecbb5d5ebaac4abf7bb079f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string" calcext:value-type="string">
            <text:p>Otu040938568156df1461871a14d4871a61912c7c7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string" calcext:value-type="string">
            <text:p>Otu05185d296a62c36a06291d1edeed1819cbfcfe0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string" calcext:value-type="string">
            <text:p>Otu05cd74a304cb0a8e87e3099dedec2373787933a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Otu05d05194fc91aa8005fca0910e6e51c6ec1ef74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Otu06d813b1e8e9b25494748e4e2d471e4d61e59568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Otu06f77add231fe5fdfdc1b36b4346278f28c451e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string" calcext:value-type="string">
            <text:p>Otu0729c76926346db23dc8c356a815612669549f3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Otu072f56d533a2bd656dfa9184314b9762d6d7fc8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string" calcext:value-type="string">
            <text:p>Otu074411b691b4d5bd379a7c70d69fa0c20f2183a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string" calcext:value-type="string">
            <text:p>Otu07f2668a9de31510e639af4a29787b99691902d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string" calcext:value-type="string">
            <text:p>Otu081b16a9c48e57dfa87b6c490c421deab93b2c5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Otu0975ece70422f5299a97eb8a5a9211e9f434288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string" calcext:value-type="string">
            <text:p>Otu0a1de9adc8fa79d67ca448bcec76a08bd67dc10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string" calcext:value-type="string">
            <text:p>Otu0b0428d65e847cd08a18fd2fed77ea8241842a8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string" calcext:value-type="string">
            <text:p>Otu0c0c693049c68c4ab70649e764b407b17a01d96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Otu0e9d8f728f8c739c6693198a2198c0e08ba23d8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Otu0eb5084aad19b0ac7ddb210efe10f40ccef1dd8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Otu0ec44149d2e5cafe510387974bf5edcaaa806f4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Otu0f1357065e30be727646f109b3909eef60b4b12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Otu0f8d81ce07981d054f14c21be7ae7b5a4b27ce6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Otu1089a1cb5253dceb615f6ac04ab76b622c99fe6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string" calcext:value-type="string">
            <text:p>Otu10ef6c5e8091ded98c835d88e637b317b21cdeb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Otu1242a62ccbabecf757fe25dff7583c259667289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string" calcext:value-type="string">
            <text:p>Otu12cc41c19c2f3a2e235804ce4b0dfdc4a6caedd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string" calcext:value-type="string">
            <text:p>Otu133e25b3d4ad40272a7fd0a1d71eaa9a4b9155a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string" calcext:value-type="string">
            <text:p>Otu159345031a604231bdbf153fd36ba3836169739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Otu15b81fadeab29f298cf1e13accb27ca70f7d7e9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string" calcext:value-type="string">
            <text:p>Otu1680c07ed35b91b0d86ed5d870d6b5afd7f1077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string" calcext:value-type="string">
            <text:p>Otu1744382cdf11080fa9d0aa0fdfa4bdc2508fcbd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string" calcext:value-type="string">
            <text:p>Otu194bf68a1376d8af8b4177899f6a5bb27d54049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Otu19d39b6d4f62a9d0947fed07beedff648b47898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string" calcext:value-type="string">
            <text:p>Otu1b3b3bca0741543c42a3a4244e1c12d1c3a41bd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Otu1f6370d682f815c9e0eb8fa2fe6b115d92e8f5b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Otu1fccc519d746bb7c38be6e15b9b3ba1b2dcd77c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Otu2411e0fa92594f9c331dfdb968dde9684c730c6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Otu24187e76f9f9f4f75fa5b69b9130957e490a176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Otu24f9eb725d786e93c9d612a637a44a015a6b6f7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Otu260ac16d6a3f46a180f65a6629118cdd5bd3c8b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Otu2f331ebd4b1be2fe3b578e75eb55e1c806aee33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Otu3064535bbc811191a274c9efbba8df7b76b796a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string" calcext:value-type="string">
            <text:p>Otu342196f72ff16d2ae47b6baf5d7531656ac6a25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Otu35e79ba2f5f9487f18d32dc5990ebfd6d32c4b74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Otu3a4e9fd8d031ba60da4fa1647417b0785c6b9f6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string" calcext:value-type="string">
            <text:p>Otu3a92a2b94801a1c8aba7b5204e110a33abfd465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Otu3f80cc396040ff98412e43bc025278d57e1b6ce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Otu40a87ab6976f0c1ca7c8751146d57611b2f87ad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Otu478fd1c3bb8c71ddb65bd81e66c7df56d144f4f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Otu486bad340eb9122acc833fcafad15bc57483426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Otu490709cb1a74b9e7852266191c63975ca43df13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Otu4fbb49c7febbf1f789869a27c3c8e0950e218e97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Otu51563fa24dda7f32a884d391ea0481efd8ab2a4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Otu5243bc89241080e7f19e0ecae32383a5a07ba0b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Otu5516d1be2afb402cadf866fe985f9a11ca4855ec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Otu598e918311e3d9f0ac3b811a71c969ee8f82684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Otu5a1368407c33a19002ae45608d4ba1b9bb99fd1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Otu5b97f8826e43e6034bad602780b0330d3c5beb9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Otu5c59fb36905a41e9f2fe918255314765290fc93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Otu5eac130924aea8c8b68829c1cca5d24a4d2bb77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string" calcext:value-type="string">
            <text:p>Otu609044de0f3524ce0ed7a72c88dd9385466ab61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string" calcext:value-type="string">
            <text:p>Otu65fda609e0e4d5fe7cb037739c811c9f2d9d729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string" calcext:value-type="string">
            <text:p>Otu68311bd62a251d20e5eb56763b0c7455eef5b04f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string" calcext:value-type="string">
            <text:p>Otu68572f6d77c30186ac392d96b9e187899852305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Otu6a181a153e8beb9aa4ad04039a1e3a42c1d61b20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Otu83b62510d423c1280d13eee998f51ad17351bf6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Otu9eb14bb1c0c375367e5c80871ec7d23e02c55e7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Otua70044e1c0c708e9663a7ed14e52947a5acdbb82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Otuac02c8e954192059313ee3ccfcbbca34b6c7622d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Otuafe0cf8dcbf996305502b105297ab689a7638f3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string" calcext:value-type="string">
            <text:p>Otub30222b957e29d5dc849c8918ca9e8c3b2dde66a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string" calcext:value-type="string">
            <text:p>Otuc333320b43000bd424a9ed5864f09af89a6cbeb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string" calcext:value-type="string">
            <text:p>Otuc859ffb858dfe6916cc074d3ba8a4dc42a8525f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Otucafc65ce02fd3493c19e9f8e9c37d533e38c1f11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Otuce017a6380340ce61b8b6cf099ad55dfa584d55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Otud35401958f57c02619364300b3ff4a354665a196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Otud643415fb3deaebe5029f025ab2b069d04729f5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string" calcext:value-type="string">
            <text:p>Otue94d610e33cca2f080be220b0015c935e7624e7b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Otuf54d73016d97b537e648d6aa3e7dd2494c7c6ad9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Otuf69bed969a315c89d0e1b405f87dac1e6d348d45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Otuf7b16fcf7aadc4c74e7c0620ba1c38cb97eb835e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string" calcext:value-type="string">
            <text:p>Otuf9a73cd2ae6869ed88cff27bc359d39f2fd04843</text:p>
          </table:table-cell>
          <table:table-cell office:value-type="string" calcext:value-type="string">
            <text:p>Eukaryota;Cnidaria;Hydrozoa;Anthoathecata;Pennariidae;Pennaria;Pennaria distich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802" calcext:value-type="float">
            <text:p>11780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Otu13cfbbef4e7a0061b85c7164456071004da5d841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40184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12']</text:p>
          </table:table-cell>
          <table:table-cell table:number-columns-repeated="1011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Otu578eacec586800f2de28c8c939f9810b4a40d125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12']</text:p>
          </table:table-cell>
          <table:table-cell table:number-columns-repeated="1011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Otu897707631b4ad110080451863187525050713636</text:p>
          </table:table-cell>
          <table:table-cell office:value-type="string" calcext:value-type="string">
            <text:p>Eukaryota;Porifera;Demospongiae;Dendroceratida;Halisarcidae;Halisarca;Halisarca dujardin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2736" calcext:value-type="float">
            <text:p>13273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21912']</text:p>
          </table:table-cell>
          <table:table-cell table:number-columns-repeated="1011"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Otu2ccc9fff87592510b933e3c7a2360c4b7202dbbb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2" calcext:value-type="float">
            <text:p>632</text:p>
          </table:table-cell>
          <table:table-cell office:value-type="string" calcext:value-type="string">
            <text:p>Otu0369666b516d0b1791a90301950649b7e40c8444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3" calcext:value-type="float">
            <text:p>633</text:p>
          </table:table-cell>
          <table:table-cell office:value-type="string" calcext:value-type="string">
            <text:p>Otu1067bd10c48f49f5c6f16b8516167adb710cbcbd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4" calcext:value-type="float">
            <text:p>634</text:p>
          </table:table-cell>
          <table:table-cell office:value-type="string" calcext:value-type="string">
            <text:p>Otu1274b38b114b8ed17fd5144bf6ab9028bd4eae96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5" calcext:value-type="float">
            <text:p>635</text:p>
          </table:table-cell>
          <table:table-cell office:value-type="string" calcext:value-type="string">
            <text:p>Otu31687e509b2876310f1437f63786ef827aafa99c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Otu3a05594e355a60799937e938f1a863a899513569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7" calcext:value-type="float">
            <text:p>637</text:p>
          </table:table-cell>
          <table:table-cell office:value-type="string" calcext:value-type="string">
            <text:p>Otu43fbe4e88cda56440446b611a70c817eb65adb80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8" calcext:value-type="float">
            <text:p>638</text:p>
          </table:table-cell>
          <table:table-cell office:value-type="string" calcext:value-type="string">
            <text:p>Otu49fc28a8a082c3500bb218784cd47b03969eaa17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39" calcext:value-type="float">
            <text:p>639</text:p>
          </table:table-cell>
          <table:table-cell office:value-type="string" calcext:value-type="string">
            <text:p>Otu4d02ebe23ddbf178316354bc528f22f73372ab2c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40" calcext:value-type="float">
            <text:p>640</text:p>
          </table:table-cell>
          <table:table-cell office:value-type="string" calcext:value-type="string">
            <text:p>Otu5e651f5ace88d995869d7ed809b6312dab8ca538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41" calcext:value-type="float">
            <text:p>641</text:p>
          </table:table-cell>
          <table:table-cell office:value-type="string" calcext:value-type="string">
            <text:p>Otu6bec1d892184fb16726b9b50cb0f53e4d8d7c905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42" calcext:value-type="float">
            <text:p>642</text:p>
          </table:table-cell>
          <table:table-cell office:value-type="string" calcext:value-type="string">
            <text:p>Otu7b14302a38ebd367cc941b5f65ed11ee5cbb6e9e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43" calcext:value-type="float">
            <text:p>643</text:p>
          </table:table-cell>
          <table:table-cell office:value-type="string" calcext:value-type="string">
            <text:p>Otua1e26c324bdcfac1c270cdb86d1df9a09d04a3b8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44" calcext:value-type="float">
            <text:p>644</text:p>
          </table:table-cell>
          <table:table-cell office:value-type="string" calcext:value-type="string">
            <text:p>Otua95714ee0549e41190474349fa7c5a807e2e1223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45" calcext:value-type="float">
            <text:p>645</text:p>
          </table:table-cell>
          <table:table-cell office:value-type="string" calcext:value-type="string">
            <text:p>Otucd0a003faca1ac920500d38da109c9183d28a8d9</text:p>
          </table:table-cell>
          <table:table-cell office:value-type="string" calcext:value-type="string">
            <text:p>Eukaryota;Chordata;Ascidiacea;Enterogona;Ascidiidae;Ascidiella;Ascidiella asp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18" calcext:value-type="float">
            <text:p>103718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string" calcext:value-type="string">
            <text:p>Otu00b096e61a39dcb68569ffbf303aa97e1b651421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Otu01d905bc059682a3fe08ca0a5ceb8bff291ef874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Otu07131926e92edde13c7e0fc57918d5e15f974f7b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string" calcext:value-type="string">
            <text:p>Otu07261722b08e8a7b1161abb177e33d4166d3e2dc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string" calcext:value-type="string">
            <text:p>Otu181b26cfb0aeb73bdb5792c7daf32bfdd1d85bc9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string" calcext:value-type="string">
            <text:p>Otu1d0045541c9d177ad231c4ef911119ad15a8b268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Otu4926d424668ba555c76300216dc5f6e9ba18cece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string" calcext:value-type="string">
            <text:p>Otu931259c97516f8e64fb1808eb6358b676dca85e1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Otuf25149ec8830f3b8bd81a6945acaf0a464a74b68</text:p>
          </table:table-cell>
          <table:table-cell office:value-type="string" calcext:value-type="string">
            <text:p>Eukaryota;Cnidaria;Anthozoa;Actiniaria;Aiptasiidae;Aiptasia;Aiptasia pulchell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33893" calcext:value-type="float">
            <text:p>233893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Otu01d164a910c28f48ea6d0b0603996f7facff1d15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Otu06bfd2ec2371494972e9e6a470b03f41a3aef4b0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string" calcext:value-type="string">
            <text:p>Otuac9115e4ef207f970940cfef4d36a4560f002879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string" calcext:value-type="string">
            <text:p>Otuc30d7b510a2506c527f3017b14ae85a6d4ba8882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string" calcext:value-type="string">
            <text:p>Otuf5bcc91ce3f1c84a885f5fa41f3a6ebcb71e0886</text:p>
          </table:table-cell>
          <table:table-cell office:value-type="string" calcext:value-type="string">
            <text:p>Eukaryota;Cnidaria;Hydrozoa;Leptothecata;Campanulariidae;Obelia;Obelia dichotom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6" calcext:value-type="float">
            <text:p>11738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string" calcext:value-type="string">
            <text:p>Otu028800b10f9761c1d8c817cc6176fd8ab4095dfd</text:p>
          </table:table-cell>
          <table:table-cell office:value-type="string" calcext:value-type="string">
            <text:p>Eukaryota;Annelida;Polychaeta;Phyllodocida;Phyllodocidae;Eulalia;Eulalia virid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0639" calcext:value-type="float">
            <text:p>13063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string" calcext:value-type="string">
            <text:p>Otuc7351027848ca17b05df5444f746ae42460edf49</text:p>
          </table:table-cell>
          <table:table-cell office:value-type="string" calcext:value-type="string">
            <text:p>Eukaryota;Annelida;Polychaeta;Phyllodocida;Phyllodocidae;Eulalia;Eulalia virid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0639" calcext:value-type="float">
            <text:p>13063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Otu02eebda24e83864a14eb8212c8df99de81ddb319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Otu09fc90254a1640a05c12999b0f9a6961ecc5f778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Otu102dff3f71b2d3c3061ad9a1cd1654598bec5f19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Otu4636b578a80ca9c52ae79991992320bf78869bf4</text:p>
          </table:table-cell>
          <table:table-cell office:value-type="string" calcext:value-type="string">
            <text:p>Eukaryota;Cnidaria;Anthozoa;Actiniaria;Sagartiidae;Sagartia;Sagartia ornata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93" calcext:value-type="float">
            <text:p>100993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Otu0300131358cd41cf0e5b2d25488dad7ddb366ca7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Otu03f07a347ea7d5a6cf1f4662c329190de14f7aae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Otu0aeca72a6ee174cb0c550af5b6336d036b7d36f9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Otu0cbfff943fe98ee3e4fb559343c9484ad4bfd6e6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Otu0f0396ca7a64a960d748280c06b26b1a60870c64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Otu18b9cc45d20df0f2e4fd8afa02fab8dde5e9c22b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Otu20f4e404eee1c364216b901ed5b392b80bcdcbe5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Otu4e6649ae420a8729bfcd5256ff866422859176e4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Otuc154e62464f6c4f4e98918e39e7ae675b921daac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Otudf833b58e6578c19260e9a6fa7fac5300a96acc6</text:p>
          </table:table-cell>
          <table:table-cell office:value-type="string" calcext:value-type="string">
            <text:p>Eukaryota;Cnidaria;Hydrozoa;Anthoathecata;Hydractiniidae;Clava;Clava multicorni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426" calcext:value-type="float">
            <text:p>117426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string" calcext:value-type="string">
            <text:p>Otu05d1c393e13d05b470c876d85b95689de132279f</text:p>
          </table:table-cell>
          <table:table-cell office:value-type="string" calcext:value-type="string">
            <text:p>Eukaryota;Mollusca;Gastropoda;Haminoeidae;Haminoea;Haminoea callidegenit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81196" calcext:value-type="float">
            <text:p>18119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string" calcext:value-type="string">
            <text:p>Otu0b21b51e01ec190307b61176e0ec9263c186cd75</text:p>
          </table:table-cell>
          <table:table-cell office:value-type="string" calcext:value-type="string">
            <text:p>Eukaryota;Mollusca;Gastropoda;Haminoeidae;Haminoea;Haminoea callidegenit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81196" calcext:value-type="float">
            <text:p>181196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Otu08f6ee46edb70d649e8f95899f8f10b558fbff10</text:p>
          </table:table-cell>
          <table:table-cell office:value-type="string" calcext:value-type="string">
            <text:p>Eukaryota;Platyhelminthes;Monogenea;Gyrodactylidae;Gyrodactylus;Gyrodactylus turnbulli</text:p>
          </table:table-cell>
          <table:table-cell office:value-type="string" calcext:value-type="string">
            <text:p>ERR401845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9297" calcext:value-type="float">
            <text:p>119297</text:p>
          </table:table-cell>
          <table:table-cell table:number-columns-repeated="1013"/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string" calcext:value-type="string">
            <text:p>Otu0aad58ca71829a6c1dcaf3c268f63b68b559e781</text:p>
          </table:table-cell>
          <table:table-cell office:value-type="string" calcext:value-type="string">
            <text:p>Eukaryota;Chordata;Ascidiacea;Stolidobranchia;Pyuridae;Pyura;Pyura gangelion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850" calcext:value-type="float">
            <text:p>103850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string" calcext:value-type="string">
            <text:p>Otu0cbfeeb7b122bca064f9e4f22f855efc996c0dcd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string" calcext:value-type="string">
            <text:p>Otu573fd2ca1eb620792578a1a2402c4adf72c39e82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Otuf11dc0839d28c524262103be5d661f582878a91c</text:p>
          </table:table-cell>
          <table:table-cell office:value-type="string" calcext:value-type="string">
            <text:p>Eukaryota;Mollusca;Bivalvia;Ostreoida;Ostreidae;Ostrea;Ostrea angas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397159" calcext:value-type="float">
            <text:p>397159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Otu0d92f5cc80e54fd87e72d4239fac5964da3d8ada</text:p>
          </table:table-cell>
          <table:table-cell office:value-type="string" calcext:value-type="string">
            <text:p>Eukaryota;Bryozoa;Gymnolaemata;Cheilostomatida;Membraniporidae;Membranipora;Membranipora membranace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411" calcext:value-type="float">
            <text:p>111411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64'</text:p>
            <text:p> 'http://marineregions.org/mrgid/1901'</text:p>
            <text:p> 'http://marineregions.org/mrgid/1912']</text:p>
          </table:table-cell>
          <table:table-cell table:number-columns-repeated="1011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Otu1165119025c47cc3dd225b20dac43cb15f8dec5f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Otuc807546b61c30d8df88c566f518e774ff8f5b87e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string" calcext:value-type="string">
            <text:p>Otuc861fc13c733020349423938b923a9357fbba49d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string" calcext:value-type="string">
            <text:p>Otuddd91bff61767854952355c799f58e3b5a3e1512</text:p>
          </table:table-cell>
          <table:table-cell office:value-type="string" calcext:value-type="string">
            <text:p>Eukaryota;Chordata;Ascidiacea;Enterogona;Corellidae;Rhodosoma;Rhodosoma turcicum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749" calcext:value-type="float">
            <text:p>10374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Otu188fed3daadcc3e7da9fd968165d300dc8a04b21</text:p>
          </table:table-cell>
          <table:table-cell office:value-type="string" calcext:value-type="string">
            <text:p>Eukaryota;Cnidaria;Hydrozoa;Leptothecata;Campanulariidae;Lovenella;Lovenella assimilis</text:p>
          </table:table-cell>
          <table:table-cell office:value-type="string" calcext:value-type="string">
            <text:p>ERR4018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221220" calcext:value-type="float">
            <text:p>221220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string" calcext:value-type="string">
            <text:p>Otu19dc75b34e4a0b6bd9a62f67fc6eacf8505edec9</text:p>
          </table:table-cell>
          <table:table-cell office:value-type="string" calcext:value-type="string">
            <text:p>Eukaryota;Cnidaria;Hydrozoa;Leptothecata;Campanulariidae;Laomedea;Laomedea calceolifer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7380" calcext:value-type="float">
            <text:p>117380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Otu1dfc67a6372ef47d27c2a83151417492c2030791</text:p>
          </table:table-cell>
          <table:table-cell office:value-type="string" calcext:value-type="string">
            <text:p>Eukaryota;Bryozoa;Stenolaemata;Tubuliporida;Tubuliporidae;Tubulipora;Tubulipora flabellaris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758" calcext:value-type="float">
            <text:p>11175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Otu6ea4fe85232cbeefb13981a452b42f871e33a68e</text:p>
          </table:table-cell>
          <table:table-cell office:value-type="string" calcext:value-type="string">
            <text:p>Eukaryota;Bryozoa;Stenolaemata;Tubuliporida;Tubuliporidae;Tubulipora;Tubulipora flabellaris</text:p>
          </table:table-cell>
          <table:table-cell office:value-type="string" calcext:value-type="string">
            <text:p>ERR4018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758" calcext:value-type="float">
            <text:p>11175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5">
          <table:table-cell office:value-type="float" office:value="692" calcext:value-type="float">
            <text:p>692</text:p>
          </table:table-cell>
          <table:table-cell office:value-type="string" calcext:value-type="string">
            <text:p>Otu1e0dbb4f7ea1e4568154b6556457a9089fa260b4</text:p>
          </table:table-cell>
          <table:table-cell office:value-type="string" calcext:value-type="string">
            <text:p>Eukaryota;Chordata;Ascidiacea;Stolidobranchia;Styelidae;Botryllus;Botryllus schlosseri</text:p>
          </table:table-cell>
          <table:table-cell office:value-type="string" calcext:value-type="string">
            <text:p>ERR4018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862" calcext:value-type="float">
            <text:p>103862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2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5">
          <table:table-cell office:value-type="float" office:value="693" calcext:value-type="float">
            <text:p>693</text:p>
          </table:table-cell>
          <table:table-cell office:value-type="string" calcext:value-type="string">
            <text:p>Otu49ce5c21c63c399675830436b91ade2e0caf6636</text:p>
          </table:table-cell>
          <table:table-cell office:value-type="string" calcext:value-type="string">
            <text:p>Eukaryota;Chordata;Ascidiacea;Stolidobranchia;Styelidae;Botryllus;Botryllus schlosseri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3862" calcext:value-type="float">
            <text:p>103862</text:p>
          </table:table-cell>
          <table:table-cell office:value-type="string" calcext:value-type="string">
            <text:p>[None 'Introduced']</text:p>
          </table:table-cell>
          <table:table-cell office:value-type="string" calcext:value-type="string">
            <text:p>['http://marineregions.org/mrgid/7130'</text:p>
            <text:p> 'http://marineregions.org/mrgid/1902'</text:p>
            <text:p> 'http://marineregions.org/mrgid/5694'</text:p>
            <text:p> 'http://marineregions.org/mrgid/1912']</text:p>
          </table:table-cell>
          <table:table-cell table:number-columns-repeated="1011"/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string" calcext:value-type="string">
            <text:p>Otu1ec1b444c888c5999b241a51e2c231a715c3fc2c</text:p>
          </table:table-cell>
          <table:table-cell office:value-type="string" calcext:value-type="string">
            <text:p>Eukaryota;Chordata;Chondrichthyes;Pristiformes/Rhiniformes group;Pristidae;Pristis;Pristis pectinat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5848" calcext:value-type="float">
            <text:p>105848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Otu37b574849fde7e5c49cba7df2621d1a363ab6cf6</text:p>
          </table:table-cell>
          <table:table-cell office:value-type="string" calcext:value-type="string">
            <text:p>Eukaryota;Mollusca;Bivalvia;Ostreoida;Ostreidae;Crassostrea;Crassostrea gigas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40656" calcext:value-type="float">
            <text:p>140656</text:p>
          </table:table-cell>
          <table:table-cell office:value-type="string" calcext:value-type="string">
            <text:p>['Introduced']</text:p>
          </table:table-cell>
          <table:table-cell office:value-type="string" calcext:value-type="string">
            <text:p>['http://marineregions.org/mrgid/25228']</text:p>
          </table:table-cell>
          <table:table-cell table:number-columns-repeated="1011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Otu8c047558aa6f8c6eb134ee6c09095d52a5001ed7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Otu8c8c090171f2ac1483589b4c78b71e4425c10da1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Otue79a8b575abb07c6d94f1340ed26a787b9d05447</text:p>
          </table:table-cell>
          <table:table-cell office:value-type="string" calcext:value-type="string">
            <text:p>Eukaryota;Cnidaria;Anthozoa;Actiniaria;Metridiidae;Metridium;Metridium senile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00982" calcext:value-type="float">
            <text:p>100982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5694']</text:p>
          </table:table-cell>
          <table:table-cell table:number-columns-repeated="1011"/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Otuac22b995f55bf4f2e5979b84f6d975a937ef6daa</text:p>
          </table:table-cell>
          <table:table-cell office:value-type="string" calcext:value-type="string">
            <text:p>Eukaryota;Mollusca;Bivalvia;Arcoida;Arcidae;Anadara;Anadara transvers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56734" calcext:value-type="float">
            <text:p>156734</text:p>
          </table:table-cell>
          <table:table-cell office:value-type="string" calcext:value-type="string">
            <text:p>['Unrecorded']</text:p>
          </table:table-cell>
          <table:table-cell office:value-type="string" calcext:value-type="string">
            <text:p>['None']</text:p>
          </table:table-cell>
          <table:table-cell table:number-columns-repeated="1011"/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string" calcext:value-type="string">
            <text:p>Otuce741df38417a6d366b20ed7b2cadf46cb500bfd</text:p>
          </table:table-cell>
          <table:table-cell office:value-type="string" calcext:value-type="string">
            <text:p>Eukaryota;Arthropoda;Pycnogonida;Pantopoda;Ammotheidae;Ammothella;Ammothella appendiculata</text:p>
          </table:table-cell>
          <table:table-cell office:value-type="string" calcext:value-type="string">
            <text:p>ERR4018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34609" calcext:value-type="float">
            <text:p>134609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]</text:p>
          </table:table-cell>
          <table:table-cell table:number-columns-repeated="1011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Otue3baf6833d13849494a92073bffcf365721e1439</text:p>
          </table:table-cell>
          <table:table-cell office:value-type="string" calcext:value-type="string">
            <text:p>Eukaryota;Bryozoa;Gymnolaemata;Cheilostomatida;Calloporidae;Callopora;Callopora lineata</text:p>
          </table:table-cell>
          <table:table-cell office:value-type="string" calcext:value-type="string">
            <text:p>ERR4018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4018452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gene_COI</text:p>
          </table:table-cell>
          <table:table-cell office:value-type="float" office:value="58.87633" calcext:value-type="float">
            <text:p>58.87633</text:p>
          </table:table-cell>
          <table:table-cell office:value-type="float" office:value="11.111884" calcext:value-type="float">
            <text:p>11.111884</text:p>
          </table:table-cell>
          <table:table-cell office:value-type="float" office:value="111197" calcext:value-type="float">
            <text:p>111197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['http://marineregions.org/mrgid/7130'</text:p>
            <text:p> 'http://marineregions.org/mrgid/1902']</text:p>
          </table:table-cell>
          <table:table-cell table:number-columns-repeated="1011"/>
        </table:table-row>
        <table:table-row table:style-name="ro3" table:number-rows-repeated="10478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3T11:21:09.724088794</dc:date>
    <meta:editing-duration>PT1M34S</meta:editing-duration>
    <meta:editing-cycles>1</meta:editing-cycles>
    <meta:document-statistic meta:table-count="1" meta:cell-count="9132" meta:object-count="0"/>
    <meta:generator>LibreOffice/7.2.6.2$Linux_X86_64 LibreOffice_project/20$Build-2</meta:generator>
  </office:meta>
</office:document-meta>
</file>